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42fb4" officeooo:paragraph-rsid="00035448"/>
    </style:style>
    <style:style style:name="P2" style:family="paragraph" style:parent-style-name="Standard">
      <style:text-properties style:font-name="Calibri" fo:font-size="14pt" fo:font-weight="bold" officeooo:rsid="0002a4d9" officeooo:paragraph-rsid="00035448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bold" officeooo:rsid="00042fb4" officeooo:paragraph-rsid="00035448" fo:background-color="#ffff0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4pt" fo:font-weight="bold" officeooo:rsid="00035448" officeooo:paragraph-rsid="00035448" fo:background-color="#ffff0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officeooo:rsid="0002a4d9" officeooo:paragraph-rsid="00035448"/>
    </style:style>
    <style:style style:name="P6" style:family="paragraph" style:parent-style-name="Standard">
      <style:text-properties style:font-name="Calibri" officeooo:rsid="00035448" officeooo:paragraph-rsid="00035448"/>
    </style:style>
    <style:style style:name="T1" style:family="text">
      <style:text-properties officeooo:rsid="00035448"/>
    </style:style>
    <style:style style:name="T2" style:family="text">
      <style:text-properties officeooo:rsid="00042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display <text:span text:style-name="T1">Login Modal</text:span></text:p>
      <text:p text:style-name="P2"/>
      <text:p text:style-name="P4">Login Modal HTML Code:</text:p>
      <text:p text:style-name="P4"/>
      <text:p text:style-name="P6">&lt;html&gt;</text:p>
      <text:p text:style-name="P6">&lt;!DOCTYPE html&gt;</text:p>
      <text:p text:style-name="P6">&lt;html lang="en"&gt;</text:p>
      <text:p text:style-name="P6">&lt;head&gt;</text:p>
      <text:p text:style-name="P6"><text:s text:c="2"/>&lt;meta charset="UTF-8"&gt;</text:p>
      <text:p text:style-name="P6"/>
      <text:p text:style-name="P6"/>
      <text:p text:style-name="P6"><text:s text:c="2"/>&lt;!-- set viewport to device width to make site responsive --&gt;</text:p>
      <text:p text:style-name="P6"><text:s text:c="2"/>&lt;meta name="viewport" content="width=device-width, initial-scale=1"&gt;</text:p>
      <text:p text:style-name="P6"/>
      <text:p text:style-name="P6"><text:s text:c="2"/>&lt;!-- bootstrap css --&gt;</text:p>
      <text:p text:style-name="P6"><text:s text:c="2"/>&lt;link type="text/css" rel="stylesheet" href="https://maxcdn.bootstrapcdn.com/bootstrap/4.0.0/css/bootstrap.min.css"&gt;</text:p>
      <text:p text:style-name="P6"/>
      <text:p text:style-name="P6"><text:s text:c="4"/>&lt;!-- custom styles --&gt;</text:p>
      <text:p text:style-name="P6"><text:s text:c="4"/>&lt;link rel="stylesheet" type="text/css" href="/styles/style.css"&gt;</text:p>
      <text:p text:style-name="P6"/>
      <text:p text:style-name="P6"><text:s text:c="4"/>&lt;!-- jquery --&gt;</text:p>
      <text:p text:style-name="P6">&lt;script type="text/javascript" src="/scripts/jquery.js"&gt;&lt;/script&gt;</text:p>
      <text:p text:style-name="P6"><text:s text:c="4"/>&lt;!-- bootstrap js --&gt;</text:p>
      <text:p text:style-name="P6"><text:s text:c="4"/>&lt;script type="text/javascript" src="https://maxcdn.bootstrapcdn.com/bootstrap/4.0.0/js/bootstrap.min.js"&gt;&lt;/script&gt;</text:p>
      <text:p text:style-name="P6"/>
      <text:p text:style-name="P6"><text:s text:c="2"/>&lt;!-- custom script --&gt;</text:p>
      <text:p text:style-name="P6"><text:s text:c="2"/>&lt;script type="text/javascript" src="/scripts/app.js"&gt;&lt;/script&gt;</text:p>
      <text:p text:style-name="P6"/>
      <text:p text:style-name="P6"><text:s text:c="2"/>&lt;title&gt;Login&lt;/title&gt;</text:p>
      <text:p text:style-name="P6">&lt;/head&gt;</text:p>
      <text:p text:style-name="P6">&lt;body&gt;</text:p>
      <text:p text:style-name="P6"/>
      <text:p text:style-name="P6">&lt;div class='container'&gt;</text:p>
      <text:p text:style-name="P6"><text:s text:c="2"/>&lt;div class='row'&gt;</text:p>
      <text:p text:style-name="P6"><text:s text:c="4"/>&lt;h1 class='col-1 offset-3'&gt; TripTrack &lt;h1&gt;</text:p>
      <text:p text:style-name="P6"><text:s text:c="2"/>&lt;/div&gt;</text:p>
      <text:p text:style-name="P6"><text:s text:c="2"/>&lt;div class='row'&gt;</text:p>
      <text:p text:style-name="P6"><text:s text:c="4"/>&lt;div class='col-10 offset-1'&gt;</text:p>
      <text:p text:style-name="P6"><text:s text:c="6"/>&lt;img src='http://www.mycity-web.com/wp-content/uploads/2017/04/Amazing-Road-Trip.jpg' class='img-fluid'&gt;</text:p>
      <text:p text:style-name="P6"><text:s text:c="2"/>&lt;/div&gt;</text:p>
      <text:p text:style-name="P6">&lt;/div&gt;</text:p>
      <text:p text:style-name="P6">&lt;div class='row'&gt;</text:p>
      <text:p text:style-name="P6"><text:s text:c="2"/>&lt;div class='col-10 offset-1' id='button'&gt;</text:p>
      <text:p text:style-name="P6"><text:soft-page-break/>&lt;div class='btn-container'&gt;</text:p>
      <text:p text:style-name="P6">&lt;button class='btn <text:s/>btn-lg col-12' id='facebook' data-toggle='modal' data-target='#Login'&gt;Login &lt;/button&gt;</text:p>
      <text:p text:style-name="P6">&lt;/div&gt;</text:p>
      <text:p text:style-name="P6">&lt;div class='btn-container'&gt;</text:p>
      <text:p text:style-name="P6">&lt;button class='btn btn-info btn-lg col-12' id='google' data-toggle='modal' data-target='#Signup'&gt;Signup &lt;/button&gt;</text:p>
      <text:p text:style-name="P6">&lt;/div&gt;</text:p>
      <text:p text:style-name="P6">&lt;p class='text-center' id='error'&gt;&lt;/p&gt;</text:p>
      <text:p text:style-name="P6">&lt;/div&gt;</text:p>
      <text:p text:style-name="P6">&lt;/div&gt;</text:p>
      <text:p text:style-name="P6">&lt;/div&gt;</text:p>
      <text:p text:style-name="P6">&lt;div class="modal fade" id="Signup" tabindex="-1" role="dialog" aria-labelledby="Signup" aria-hidden="true"&gt;</text:p>
      <text:p text:style-name="P6"><text:s text:c="2"/>&lt;div class="modal-dialog" role="document"&gt;</text:p>
      <text:p text:style-name="P6"><text:s text:c="4"/>&lt;div class="modal-content"&gt;</text:p>
      <text:p text:style-name="P6"><text:s text:c="6"/>&lt;div class="modal-header"&gt;</text:p>
      <text:p text:style-name="P6"><text:s text:c="8"/>&lt;h5 class="modal-title" id="exampleModalLabel"&gt;Sign up&lt;/h5&gt;</text:p>
      <text:p text:style-name="P6"><text:s text:c="8"/>&lt;button type="button" class="close" data-dismiss="modal" aria-label="Close"&gt;</text:p>
      <text:p text:style-name="P6"><text:s text:c="10"/>&lt;span aria-hidden="true"&gt;&amp;times;&lt;/span&gt;</text:p>
      <text:p text:style-name="P6"><text:s text:c="8"/>&lt;/button&gt;</text:p>
      <text:p text:style-name="P6"><text:s text:c="6"/>&lt;/div&gt;</text:p>
      <text:p text:style-name="P6"><text:s text:c="6"/>&lt;div class="modal-body"&gt;</text:p>
      <text:p text:style-name="P6"><text:s text:c="8"/>&lt;form method='post' action='signup'&gt;</text:p>
      <text:p text:style-name="P6"/>
      <text:p text:style-name="P6"><text:s text:c="10"/>&lt;div class="form-group"&gt;</text:p>
      <text:p text:style-name="P6"><text:s text:c="12"/>&lt;label for="first_name" class="col-form-label"&gt;First name:&lt;/label&gt;</text:p>
      <text:p text:style-name="P6"><text:s text:c="12"/>&lt;input type="text" class="form-control" id="first_name" name='first_name' placeholder="first name"&gt;</text:p>
      <text:p text:style-name="P6"><text:s text:c="10"/>&lt;/div&gt;</text:p>
      <text:p text:style-name="P6"><text:s text:c="10"/>&lt;div class="form-group"&gt;</text:p>
      <text:p text:style-name="P6"><text:s text:c="12"/>&lt;label for="last_name" class="col-form-label"&gt;Last name:&lt;/label&gt;</text:p>
      <text:p text:style-name="P6"><text:s text:c="12"/>&lt;input type="text" class="form-control" id="last_name" name='last_name' placeholder="last name"&gt;</text:p>
      <text:p text:style-name="P6"><text:s text:c="10"/>&lt;/div&gt;</text:p>
      <text:p text:style-name="P6"><text:s text:c="10"/>&lt;div class="form-group"&gt;</text:p>
      <text:p text:style-name="P6"><text:s text:c="12"/>&lt;label for="username" class="col-form-label"&gt;Email:&lt;/label&gt;</text:p>
      <text:p text:style-name="P6"><text:s text:c="12"/>&lt;input class="form-control" id="username" name='username' placeholder="email"/&gt;</text:p>
      <text:p text:style-name="P6"><text:s text:c="10"/>&lt;/div&gt;</text:p>
      <text:p text:style-name="P6"><text:s text:c="10"/>&lt;div class="form-group"&gt;</text:p>
      <text:p text:style-name="P6"><text:s text:c="12"/>&lt;label for="password" class="col-form-label"&gt;Password:&lt;/label&gt;</text:p>
      <text:p text:style-name="P6"><text:s text:c="12"/>&lt;input <text:s text:c="2"/>type="password" class="form-control" id="password" name='password' placeholder='Password'/&gt;</text:p>
      <text:p text:style-name="P6"><text:s text:c="10"/>&lt;/div&gt;</text:p>
      <text:p text:style-name="P6"><text:s text:c="10"/>&lt;div class="form-group"&gt;</text:p>
      <text:p text:style-name="P6"><text:soft-page-break/><text:s text:c="12"/>&lt;label for="repeat_password" class="col-form-label"&gt;Confirm password:&lt;/label&gt;</text:p>
      <text:p text:style-name="P6"><text:s text:c="12"/>&lt;input <text:s/>type="password" class="form-control" id="repeat_password" name='confirm_password' placeholder='confirm password'/&gt;</text:p>
      <text:p text:style-name="P6"><text:s text:c="10"/>&lt;/div&gt;</text:p>
      <text:p text:style-name="P6"><text:s text:c="10"/>&lt;input type='hidden' name='lat' &gt;</text:p>
      <text:p text:style-name="P6"><text:s text:c="12"/>&lt;input type='hidden' name='lng' &gt;</text:p>
      <text:p text:style-name="P6"><text:s text:c="6"/>&lt;/div&gt;</text:p>
      <text:p text:style-name="P6"><text:s text:c="6"/>&lt;div class="modal-footer"&gt;</text:p>
      <text:p text:style-name="P6"><text:s text:c="8"/>&lt;button type="button" class="btn btn-secondary" data-dismiss="modal"&gt;Close&lt;/button&gt;</text:p>
      <text:p text:style-name="P6"><text:s text:c="8"/>&lt;button type="button" class="btn " id='btn_signup' &gt;signup&lt;/button&gt;</text:p>
      <text:p text:style-name="P6"><text:s text:c="8"/>&lt;/form&gt;</text:p>
      <text:p text:style-name="P6"><text:s text:c="6"/>&lt;/div&gt;</text:p>
      <text:p text:style-name="P6"><text:s text:c="4"/>&lt;/div&gt;</text:p>
      <text:p text:style-name="P6"><text:s text:c="2"/>&lt;/div&gt;</text:p>
      <text:p text:style-name="P6">&lt;/div&gt;</text:p>
      <text:p text:style-name="P6">&lt;div class="modal fade" id="Login" tabindex="-1" role="dialog" aria-labelledby="Login" aria-hidden="true"&gt;</text:p>
      <text:p text:style-name="P6"><text:s text:c="2"/>&lt;div class="modal-dialog" role="document"&gt;</text:p>
      <text:p text:style-name="P6"><text:s text:c="4"/>&lt;div class="modal-content"&gt;</text:p>
      <text:p text:style-name="P6"><text:s text:c="6"/>&lt;div class="modal-header"&gt;</text:p>
      <text:p text:style-name="P6"><text:s text:c="8"/>&lt;h5 class="modal-title" id="exampleModalLabel"&gt;Login&lt;/h5&gt;</text:p>
      <text:p text:style-name="P6"><text:s text:c="8"/>&lt;button type="button" class="close" data-dismiss="modal" aria-label="Close"&gt;</text:p>
      <text:p text:style-name="P6"><text:s text:c="10"/>&lt;span aria-hidden="true"&gt;&amp;times;&lt;/span&gt;</text:p>
      <text:p text:style-name="P6"><text:s text:c="8"/>&lt;/button&gt;</text:p>
      <text:p text:style-name="P6"><text:s text:c="6"/>&lt;/div&gt;</text:p>
      <text:p text:style-name="P6"><text:s text:c="6"/>&lt;div class="modal-body"&gt;</text:p>
      <text:p text:style-name="P6"><text:s text:c="8"/>&lt;form method='post' action='login'&gt;</text:p>
      <text:p text:style-name="P6"/>
      <text:p text:style-name="P6"/>
      <text:p text:style-name="P6"><text:s text:c="10"/>&lt;div class="form-group"&gt;</text:p>
      <text:p text:style-name="P6"><text:s text:c="12"/>&lt;label for="username_l" class="col-form-label"&gt;Email:&lt;/label&gt;</text:p>
      <text:p text:style-name="P6"><text:s text:c="12"/>&lt;input class="form-control" id="username_l" name='username' placeholder="email"/&gt;</text:p>
      <text:p text:style-name="P6"><text:s text:c="10"/>&lt;/div&gt;</text:p>
      <text:p text:style-name="P6"><text:s text:c="10"/>&lt;div class="form-group"&gt;</text:p>
      <text:p text:style-name="P6"><text:s text:c="12"/>&lt;label for="password_l" class="col-form-label"&gt;Password:&lt;/label&gt;</text:p>
      <text:p text:style-name="P6"><text:s text:c="12"/>&lt;input <text:s text:c="2"/>type="password" class="form-control" id="password_l" name='password' placeholder='Password'/&gt;</text:p>
      <text:p text:style-name="P6"><text:s text:c="10"/>&lt;/div&gt;</text:p>
      <text:p text:style-name="P6"/>
      <text:p text:style-name="P6"><text:s text:c="10"/>&lt;input type='hidden' name='lat' &gt;</text:p>
      <text:p text:style-name="P6"><text:s text:c="12"/>&lt;input type='hidden' name='lng' &gt;</text:p>
      <text:p text:style-name="P6"><text:s text:c="6"/>&lt;/div&gt;</text:p>
      <text:p text:style-name="P6"><text:s text:c="6"/>&lt;div class="modal-footer"&gt;</text:p>
      <text:p text:style-name="P6"><text:soft-page-break/><text:s text:c="8"/>&lt;button type="button" class="btn btn-secondary" data-dismiss="modal"&gt;Close&lt;/button&gt;</text:p>
      <text:p text:style-name="P6"><text:s text:c="8"/>&lt;button type="button" class="btn " id='btn_login' &gt;login&lt;/button&gt;</text:p>
      <text:p text:style-name="P6"><text:s text:c="8"/>&lt;/form&gt;</text:p>
      <text:p text:style-name="P6"><text:s text:c="6"/>&lt;/div&gt;</text:p>
      <text:p text:style-name="P6"><text:s text:c="4"/>&lt;/div&gt;</text:p>
      <text:p text:style-name="P6"><text:s text:c="2"/>&lt;/div&gt;</text:p>
      <text:p text:style-name="P6">&lt;/div&gt;</text:p>
      <text:p text:style-name="P6"/>
      <text:p text:style-name="P6">&lt;/body&gt;</text:p>
      <text:p text:style-name="P6">&lt;/html&gt;</text:p>
      <text:p text:style-name="P5"/>
      <text:p text:style-name="P5"/>
      <text:p text:style-name="P5"/>
      <text:p text:style-name="P5"/>
      <text:p text:style-name="P5"/>
      <text:p text:style-name="P3"><text:span text:style-name="T1">App</text:span> JS Code</text:p>
      <text:p text:style-name="P1"/>
      <text:p text:style-name="P6"/>
      <text:p text:style-name="P6">function get_current_location() {</text:p>
      <text:p text:style-name="P6"/>
      <text:p text:style-name="P6"><text:s text:c="2"/>if (navigator.geolocation) {</text:p>
      <text:p text:style-name="P6"><text:s text:c="4"/>getposition = function getposition(position) {</text:p>
      <text:p text:style-name="P6"><text:s text:c="6"/>$('input[name="lat"]').val(position.coords.latitude);</text:p>
      <text:p text:style-name="P6"><text:s text:c="6"/>$('input[name="lng"]').val(position.coords.longitude);</text:p>
      <text:p text:style-name="P6"><text:s text:c="4"/>};</text:p>
      <text:p text:style-name="P6"/>
      <text:p text:style-name="P6"><text:s text:c="4"/>navigator.geolocation.getCurrentPosition(getposition);</text:p>
      <text:p text:style-name="P6"><text:s text:c="2"/>} else {</text:p>
      <text:p text:style-name="P6"><text:s text:c="4"/>alert('GEO LOCATION NOT SUPPORTED');</text:p>
      <text:p text:style-name="P6"><text:s text:c="2"/>}</text:p>
      <text:p text:style-name="P6">}</text:p>
      <text:p text:style-name="P6"/>
      <text:p text:style-name="P6">$(document).ready(function(){</text:p>
      <text:p text:style-name="P6"><text:s text:c="2"/>get_current_location();</text:p>
      <text:p text:style-name="P6">$("#btn_signup").on('click',function(){</text:p>
      <text:p text:style-name="P6"/>
      <text:p text:style-name="P6"><text:s text:c="2"/>var data=$('#signup form').serialize();</text:p>
      <text:p text:style-name="P6"><text:s text:c="2"/>$.ajax({</text:p>
      <text:p text:style-name="P6"><text:s text:c="4"/>url:'/signup',</text:p>
      <text:p text:style-name="P6"><text:s text:c="8"/>method:'post',</text:p>
      <text:p text:style-name="P6"><text:s text:c="6"/>data:data,</text:p>
      <text:p text:style-name="P6"><text:s text:c="4"/>success:function(){window.location.href='/home'},</text:p>
      <text:p text:style-name="P6"><text:s text:c="4"/>error:function(json){</text:p>
      <text:p text:style-name="P6"><text:s text:c="6"/>$('.modal').modal('hide');</text:p>
      <text:p text:style-name="P6"><text:s text:c="6"/>console.log(json);</text:p>
      <text:p text:style-name="P6"><text:s text:c="6"/>$('#error').text(json.responseJSON.message.message);</text:p>
      <text:p text:style-name="P6"><text:s text:c="4"/>}</text:p>
      <text:p text:style-name="P6"><text:soft-page-break/><text:s text:c="2"/>});</text:p>
      <text:p text:style-name="P6">});</text:p>
      <text:p text:style-name="P6">$("#btn_login").on('click',function(){</text:p>
      <text:p text:style-name="P6"/>
      <text:p text:style-name="P6"><text:s text:c="2"/>var data=$('#login form').serialize();</text:p>
      <text:p text:style-name="P6"><text:s text:c="2"/>$.ajax({</text:p>
      <text:p text:style-name="P6"><text:s text:c="4"/>url:'/login',</text:p>
      <text:p text:style-name="P6"><text:s text:c="8"/>method:'post',</text:p>
      <text:p text:style-name="P6"><text:s text:c="6"/>data:data,</text:p>
      <text:p text:style-name="P6"><text:s text:c="4"/>success:function(){window.location.href='/home'},</text:p>
      <text:p text:style-name="P6"><text:s text:c="4"/>error:function(json){</text:p>
      <text:p text:style-name="P6"><text:s text:c="6"/>$('.modal').modal('hide');</text:p>
      <text:p text:style-name="P6"><text:s text:c="6"/>console.log(json);</text:p>
      <text:p text:style-name="P6"><text:s text:c="6"/>$('#error').text('wrong email and password');</text:p>
      <text:p text:style-name="P6"><text:s text:c="4"/>}</text:p>
      <text:p text:style-name="P6"><text:s text:c="2"/>});</text:p>
      <text:p text:style-name="P6">});</text:p>
      <text:p text:style-name="P6">}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48:14.357154525</meta:creation-date>
    <dc:date>2018-03-21T12:51:35.087742910</dc:date>
    <meta:editing-duration>PT3M20S</meta:editing-duration>
    <meta:editing-cycles>1</meta:editing-cycles>
    <meta:document-statistic meta:table-count="0" meta:image-count="0" meta:object-count="0" meta:page-count="5" meta:paragraph-count="160" meta:word-count="406" meta:character-count="6007" meta:non-whitespace-character-count="4977"/>
    <meta:generator>LibreOffice/5.1.6.2$Linux_X86_64 LibreOffice_project/10m0$Build-2</meta:generator>
  </office:meta>
</office:document-meta>
</file>